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Ubuntu Mono" svg:font-family="'Ubuntu Mono', Consolas, Monaco, Courier, monospace"/>
    <style:font-face style:name="Times New Roman" svg:font-family="'Times New Roman'" style:font-family-generic="roman"/>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center" style:justify-single-word="false"/>
      <style:text-properties style:font-name="Times New Roman" fo:font-size="12pt" officeooo:rsid="0008dc6f" officeooo:paragraph-rsid="0008dc6f" style:font-size-asian="12pt" style:font-size-complex="12pt"/>
    </style:style>
    <style:style style:name="P5" style:family="paragraph" style:parent-style-name="Preformatted_20_Text">
      <style:text-properties style:font-name="Times New Roman" fo:font-size="12pt" officeooo:paragraph-rsid="000a2714" style:font-size-asian="12pt" style:font-size-complex="12pt"/>
    </style:style>
    <style:style style:name="P6" style:family="paragraph" style:parent-style-name="Preformatted_20_Text">
      <style:text-properties style:font-name="Times New Roman" fo:font-size="12pt" officeooo:rsid="000a2714" officeooo:paragraph-rsid="000a2714" style:font-size-asian="12pt" style:font-size-complex="12pt"/>
    </style:style>
    <style:style style:name="P7" style:family="paragraph" style:parent-style-name="Preformatted_20_Text">
      <style:text-properties style:font-name="Times New Roman" fo:font-size="12pt" officeooo:rsid="000aeca6" officeooo:paragraph-rsid="000aeca6" style:font-size-asian="12pt" style:font-size-complex="12pt"/>
    </style:style>
    <style:style style:name="P8" style:family="paragraph" style:parent-style-name="Preformatted_20_Text">
      <style:text-properties style:font-name="Times New Roman" fo:font-size="12pt" officeooo:rsid="000ee1e7" officeooo:paragraph-rsid="001d61ed" style:font-size-asian="12pt" style:font-size-complex="12pt"/>
    </style:style>
    <style:style style:name="P9" style:family="paragraph" style:parent-style-name="Preformatted_20_Text">
      <style:text-properties style:font-name="Times New Roman" fo:font-size="12pt" officeooo:rsid="001322d0" officeooo:paragraph-rsid="001322d0" style:font-size-asian="12pt" style:font-size-complex="12pt"/>
    </style:style>
    <style:style style:name="P10" style:family="paragraph" style:parent-style-name="Preformatted_20_Text">
      <style:text-properties style:font-name="Times New Roman" fo:font-size="12pt" officeooo:rsid="001442c5" officeooo:paragraph-rsid="001442c5" style:font-size-asian="12pt" style:font-size-complex="12pt"/>
    </style:style>
    <style:style style:name="P11" style:family="paragraph" style:parent-style-name="Preformatted_20_Text">
      <style:text-properties style:font-name="Times New Roman" fo:font-size="12pt" officeooo:paragraph-rsid="00273bc4" style:font-size-asian="12pt" style:font-size-complex="12pt"/>
    </style:style>
    <style:style style:name="P12" style:family="paragraph" style:parent-style-name="Preformatted_20_Text">
      <style:text-properties style:font-name="Times New Roman" fo:font-size="12pt" officeooo:rsid="002db8ca" officeooo:paragraph-rsid="002db8ca" style:font-size-asian="12pt" style:font-size-complex="12pt"/>
    </style:style>
    <style:style style:name="P13" style:family="paragraph" style:parent-style-name="Preformatted_20_Text">
      <style:text-properties style:font-name="Times New Roman" fo:font-size="12pt" officeooo:rsid="005013f1" officeooo:paragraph-rsid="005013f1" style:font-size-asian="12pt" style:font-size-complex="12pt"/>
    </style:style>
    <style:style style:name="P14" style:family="paragraph" style:parent-style-name="Preformatted_20_Text">
      <style:text-properties style:font-name="Times New Roman" fo:font-size="12pt" officeooo:paragraph-rsid="0022d6fe" style:font-size-asian="12pt" style:font-size-complex="12pt"/>
    </style:style>
    <style:style style:name="P15" style:family="paragraph" style:parent-style-name="Preformatted_20_Text">
      <style:text-properties style:font-name="Times New Roman" fo:font-size="12pt" officeooo:rsid="00561bc8" officeooo:paragraph-rsid="00561bc8" style:font-size-asian="12pt" style:font-size-complex="12pt"/>
    </style:style>
    <style:style style:name="P16" style:family="paragraph" style:parent-style-name="Preformatted_20_Text">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7" style:family="paragraph" style:parent-style-name="Preformatted_20_Text">
      <style:paragraph-properties fo:text-align="center" style:justify-single-word="false"/>
      <style:text-properties style:font-name="Times New Roman" fo:font-size="12pt" fo:font-weight="bold" officeooo:rsid="0008dc6f" officeooo:paragraph-rsid="0008dc6f" style:font-size-asian="12pt" style:font-weight-asian="bold" style:font-size-complex="12pt" style:font-weight-complex="bold"/>
    </style:style>
    <style:style style:name="P18" style:family="paragraph" style:parent-style-name="Preformatted_20_Text">
      <style:text-properties style:font-name="Times New Roman" fo:font-size="12pt" fo:font-style="italic" style:font-size-asian="12pt" style:font-style-asian="italic" style:font-size-complex="12pt" style:font-style-complex="italic"/>
    </style:style>
    <style:style style:name="P19" style:family="paragraph" style:parent-style-name="Preformatted_20_Text">
      <style:text-properties style:font-name="Times New Roman" fo:font-size="12pt" fo:font-style="italic" officeooo:rsid="00076e5c" officeooo:paragraph-rsid="00076e5c" style:font-size-asian="12pt" style:font-style-asian="italic" style:font-size-complex="12pt" style:font-style-complex="italic"/>
    </style:style>
    <style:style style:name="P20" style:family="paragraph" style:parent-style-name="Preformatted_20_Text">
      <style:text-properties style:font-name="Times New Roman" fo:font-size="12pt" fo:font-style="italic" officeooo:rsid="001a83cd" officeooo:paragraph-rsid="001a83cd" style:font-size-asian="12pt" style:font-style-asian="italic" style:font-size-complex="12pt" style:font-style-complex="italic"/>
    </style:style>
    <style:style style:name="P21" style:family="paragraph" style:parent-style-name="Preformatted_20_Text">
      <style:text-properties style:font-name="Times New Roman" fo:font-size="12pt" fo:font-style="italic" officeooo:rsid="004e4716" officeooo:paragraph-rsid="004e4716" style:font-size-asian="12pt" style:font-style-asian="italic" style:font-size-complex="12pt" style:font-style-complex="italic"/>
    </style:style>
    <style:style style:name="P22" style:family="paragraph" style:parent-style-name="Preformatted_20_Text">
      <style:text-properties style:font-name="Times New Roman" fo:font-size="12pt" fo:font-style="italic" officeooo:paragraph-rsid="005013f1" style:font-size-asian="12pt" style:font-style-asian="italic" style:font-size-complex="12pt" style:font-style-complex="italic"/>
    </style:style>
    <style:style style:name="P23" style:family="paragraph" style:parent-style-name="Preformatted_20_Text">
      <style:text-properties style:font-name="Times New Roman" fo:font-size="12pt" fo:font-style="italic" officeooo:rsid="006294a1" officeooo:paragraph-rsid="006294a1" style:font-size-asian="12pt" style:font-style-asian="italic" style:font-size-complex="12pt" style:font-style-complex="italic"/>
    </style:style>
    <style:style style:name="P24" style:family="paragraph" style:parent-style-name="Preformatted_20_Text">
      <style:text-properties style:font-name="Times New Roman" fo:font-size="12pt" fo:font-style="italic" fo:font-weight="bold" officeooo:rsid="000a2714" officeooo:paragraph-rsid="000a2714" style:font-size-asian="12pt" style:font-style-asian="italic" style:font-weight-asian="bold" style:font-size-complex="12pt" style:font-style-complex="italic" style:font-weight-complex="bold"/>
    </style:style>
    <style:style style:name="P25" style:family="paragraph" style:parent-style-name="Preformatted_20_Text">
      <style:text-properties style:font-name="Times New Roman" fo:font-size="12pt" fo:font-style="italic" fo:font-weight="bold" officeooo:rsid="000aeca6" officeooo:paragraph-rsid="000aeca6" style:font-size-asian="12pt" style:font-style-asian="italic" style:font-weight-asian="bold" style:font-size-complex="12pt" style:font-style-complex="italic" style:font-weight-complex="bold"/>
    </style:style>
    <style:style style:name="P26" style:family="paragraph" style:parent-style-name="Preformatted_20_Text">
      <style:text-properties style:font-name="Times New Roman" fo:font-size="12pt" fo:font-style="italic" fo:font-weight="bold" officeooo:rsid="000aeca6" officeooo:paragraph-rsid="0037ab3d" style:font-size-asian="12pt" style:font-style-asian="italic" style:font-weight-asian="bold" style:font-size-complex="12pt" style:font-style-complex="italic" style:font-weight-complex="bold"/>
    </style:style>
    <style:style style:name="P27" style:family="paragraph" style:parent-style-name="Preformatted_20_Text">
      <style:text-properties style:font-name="Times New Roman" fo:font-size="12pt" fo:font-style="italic" fo:font-weight="normal" officeooo:rsid="0035ab5d" officeooo:paragraph-rsid="0035ab5d" style:font-size-asian="12pt" style:font-style-asian="italic" style:font-weight-asian="normal" style:font-size-complex="12pt" style:font-style-complex="italic" style:font-weight-complex="normal"/>
    </style:style>
    <style:style style:name="P28" style:family="paragraph" style:parent-style-name="Preformatted_20_Text">
      <style:text-properties style:font-name="Times New Roman" fo:font-size="12pt" fo:font-style="italic" style:text-underline-style="none" officeooo:rsid="005013f1" officeooo:paragraph-rsid="005013f1" style:font-size-asian="12pt" style:font-style-asian="italic" style:font-size-complex="12pt" style:font-style-complex="italic"/>
    </style:style>
    <style:style style:name="P29" style:family="paragraph" style:parent-style-name="Preformatted_20_Text">
      <style:paragraph-properties fo:text-align="center"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Preformatted_20_Text">
      <style:paragraph-properties fo:text-align="center" style:justify-single-word="false"/>
      <style:text-properties style:font-name="Times New Roman" fo:font-size="12pt" fo:font-style="normal" fo:font-weight="bold" officeooo:paragraph-rsid="00561bc8" style:font-size-asian="12pt" style:font-style-asian="normal" style:font-weight-asian="bold" style:font-size-complex="12pt" style:font-style-complex="normal" style:font-weight-complex="bold"/>
    </style:style>
    <style:style style:name="P31" style:family="paragraph" style:parent-style-name="Preformatted_20_Text">
      <style:text-properties style:font-name="Times New Roman" fo:font-size="12pt" fo:font-style="normal" fo:font-weight="bold" officeooo:paragraph-rsid="00561bc8" style:font-size-asian="12pt" style:font-style-asian="normal" style:font-weight-asian="bold" style:font-size-complex="12pt" style:font-style-complex="normal" style:font-weight-complex="bold"/>
    </style:style>
    <style:style style:name="P32" style:family="paragraph" style:parent-style-name="Preformatted_20_Text">
      <style:text-properties style:font-name="Times New Roman" fo:font-size="12pt" fo:font-style="normal" style:font-size-asian="12pt" style:font-style-asian="normal" style:font-size-complex="12pt" style:font-style-complex="normal"/>
    </style:style>
    <style:style style:name="P33" style:family="paragraph" style:parent-style-name="Preformatted_20_Text">
      <style:text-properties style:font-name="Times New Roman" fo:font-size="12pt" fo:font-style="normal" officeooo:rsid="0008c910" officeooo:paragraph-rsid="0008d832" style:font-size-asian="12pt" style:font-style-asian="normal" style:font-size-complex="12pt" style:font-style-complex="normal"/>
    </style:style>
    <style:style style:name="P34" style:family="paragraph" style:parent-style-name="Preformatted_20_Text">
      <style:text-properties style:font-name="Times New Roman" fo:font-size="12pt" fo:font-style="normal" officeooo:rsid="003b2cf6" officeooo:paragraph-rsid="003a4884" style:font-size-asian="12pt" style:font-style-asian="normal" style:font-size-complex="12pt" style:font-style-complex="normal"/>
    </style:style>
    <style:style style:name="P35" style:family="paragraph" style:parent-style-name="Preformatted_20_Text">
      <style:text-properties style:font-name="Times New Roman" fo:font-size="12pt" fo:font-style="normal" officeooo:rsid="004e4716" officeooo:paragraph-rsid="004e4716" style:font-size-asian="12pt" style:font-style-asian="normal" style:font-size-complex="12pt" style:font-style-complex="normal"/>
    </style:style>
    <style:style style:name="P36" style:family="paragraph" style:parent-style-name="Preformatted_20_Text">
      <style:text-properties style:font-name="Times New Roman" fo:font-size="12pt" fo:font-style="normal" officeooo:paragraph-rsid="00561bc8" style:font-size-asian="12pt" style:font-style-asian="normal" style:font-size-complex="12pt" style:font-style-complex="normal"/>
    </style:style>
    <style:style style:name="P37" style:family="paragraph" style:parent-style-name="Preformatted_20_Text">
      <style:text-properties style:font-name="Times New Roman" fo:font-size="12pt" fo:font-style="normal" officeooo:rsid="00426a31" officeooo:paragraph-rsid="0001671f" style:font-size-asian="12pt" style:font-style-asian="normal" style:font-size-complex="12pt" style:font-style-complex="normal"/>
    </style:style>
    <style:style style:name="P38" style:family="paragraph" style:parent-style-name="Preformatted_20_Text">
      <style:text-properties style:font-name="Times New Roman" fo:font-size="12pt" fo:font-style="normal" officeooo:rsid="00611235" officeooo:paragraph-rsid="00611235" style:font-size-asian="12pt" style:font-style-asian="normal" style:font-size-complex="12pt" style:font-style-complex="normal"/>
    </style:style>
    <style:style style:name="P39" style:family="paragraph" style:parent-style-name="Preformatted_20_Text">
      <style:text-properties style:font-name="Times New Roman" fo:font-size="12pt" fo:font-style="normal" officeooo:rsid="00611235" officeooo:paragraph-rsid="006294a1" style:font-size-asian="12pt" style:font-style-asian="normal" style:font-size-complex="12pt" style:font-style-complex="normal"/>
    </style:style>
    <style:style style:name="P40" style:family="paragraph" style:parent-style-name="Preformatted_20_Text">
      <style:text-properties style:font-name="Times New Roman" fo:font-size="12pt" fo:font-style="normal" officeooo:rsid="00611235" officeooo:paragraph-rsid="006453c4" style:font-size-asian="12pt" style:font-style-asian="normal" style:font-size-complex="12pt" style:font-style-complex="normal"/>
    </style:style>
    <style:style style:name="P41" style:family="paragraph" style:parent-style-name="Preformatted_20_Text">
      <style:text-properties style:font-name="Times New Roman" fo:font-size="12pt" fo:font-style="normal" officeooo:rsid="006294a1" officeooo:paragraph-rsid="006294a1" style:font-size-asian="12pt" style:font-style-asian="normal" style:font-size-complex="12pt" style:font-style-complex="normal"/>
    </style:style>
    <style:style style:name="P42" style:family="paragraph" style:parent-style-name="Preformatted_20_Text">
      <style:text-properties style:font-name="Times New Roman" fo:font-size="12pt" fo:font-style="normal" officeooo:rsid="006294a1" officeooo:paragraph-rsid="0065c5e7" style:font-size-asian="12pt" style:font-style-asian="normal" style:font-size-complex="12pt" style:font-style-complex="normal"/>
    </style:style>
    <style:style style:name="P43" style:family="paragraph" style:parent-style-name="Preformatted_20_Text">
      <style:text-properties style:font-name="Times New Roman" fo:font-size="12pt" fo:font-style="normal" officeooo:rsid="006294a1" officeooo:paragraph-rsid="0069833d" style:font-size-asian="12pt" style:font-style-asian="normal" style:font-size-complex="12pt" style:font-style-complex="normal"/>
    </style:style>
    <style:style style:name="P44" style:family="paragraph" style:parent-style-name="Preformatted_20_Text">
      <style:text-properties style:font-name="Times New Roman" fo:font-size="12pt" fo:font-style="normal" officeooo:rsid="000ee1e7" officeooo:paragraph-rsid="006294a1" style:font-size-asian="12pt" style:font-style-asian="normal" style:font-size-complex="12pt" style:font-style-complex="normal"/>
    </style:style>
    <style:style style:name="P45" style:family="paragraph" style:parent-style-name="Preformatted_20_Text">
      <style:text-properties style:font-name="Times New Roman" fo:font-size="12pt" fo:font-style="normal" officeooo:rsid="000ee1e7" officeooo:paragraph-rsid="0069833d" style:font-size-asian="12pt" style:font-style-asian="normal" style:font-size-complex="12pt" style:font-style-complex="normal"/>
    </style:style>
    <style:style style:name="P46" style:family="paragraph" style:parent-style-name="Preformatted_20_Text">
      <style:text-properties style:font-name="Times New Roman" fo:font-size="12pt" fo:font-style="normal" officeooo:rsid="000ee1e7" officeooo:paragraph-rsid="006453c4" style:font-size-asian="12pt" style:font-style-asian="normal" style:font-size-complex="12pt" style:font-style-complex="normal"/>
    </style:style>
    <style:style style:name="P47" style:family="paragraph" style:parent-style-name="Preformatted_20_Text">
      <style:text-properties style:font-name="Times New Roman" fo:font-size="12pt" fo:font-style="normal" officeooo:rsid="000ee1e7" officeooo:paragraph-rsid="0065c5e7" style:font-size-asian="12pt" style:font-style-asian="normal" style:font-size-complex="12pt" style:font-style-complex="normal"/>
    </style:style>
    <style:style style:name="P48" style:family="paragraph" style:parent-style-name="Preformatted_20_Text">
      <style:paragraph-properties fo:text-align="center" style:justify-single-word="false"/>
      <style:text-properties style:font-name="Times New Roman" fo:font-size="12pt" fo:font-style="normal" fo:font-weight="normal" officeooo:rsid="000a2714" officeooo:paragraph-rsid="0035ab5d" style:font-size-asian="12pt" style:font-style-asian="normal" style:font-weight-asian="normal" style:font-size-complex="12pt" style:font-style-complex="normal" style:font-weight-complex="normal"/>
    </style:style>
    <style:style style:name="P49" style:family="paragraph" style:parent-style-name="Preformatted_20_Text">
      <style:paragraph-properties fo:text-align="center" style:justify-single-word="false"/>
      <style:text-properties style:font-name="Times New Roman" fo:font-size="12pt" fo:font-style="normal" fo:font-weight="normal" officeooo:rsid="000aeca6" officeooo:paragraph-rsid="0037ab3d" style:font-size-asian="12pt" style:font-style-asian="normal" style:font-weight-asian="normal" style:font-size-complex="12pt" style:font-style-complex="normal" style:font-weight-complex="normal"/>
    </style:style>
    <style:style style:name="P50" style:family="paragraph" style:parent-style-name="Preformatted_20_Text">
      <style:text-properties style:font-name="Times New Roman" fo:font-size="12pt" fo:font-style="normal" fo:font-weight="normal" officeooo:rsid="000aeca6" officeooo:paragraph-rsid="00561bc8" style:font-size-asian="12pt" style:font-style-asian="normal" style:font-weight-asian="normal" style:font-size-complex="12pt" style:font-style-complex="normal" style:font-weight-complex="normal"/>
    </style:style>
    <style:style style:name="P51" style:family="paragraph" style:parent-style-name="Preformatted_20_Text">
      <style:text-properties style:font-name="Times New Roman" fo:font-size="12pt" fo:font-style="normal" fo:font-weight="normal" officeooo:rsid="000aeca6" officeooo:paragraph-rsid="00527d73" style:font-size-asian="12pt" style:font-style-asian="normal" style:font-weight-asian="normal" style:font-size-complex="12pt" style:font-style-complex="normal" style:font-weight-complex="normal"/>
    </style:style>
    <style:style style:name="P52" style:family="paragraph" style:parent-style-name="Preformatted_20_Text">
      <style:paragraph-properties fo:text-align="center" style:justify-single-word="false"/>
      <style:text-properties style:font-name="Times New Roman" fo:font-size="12pt" fo:font-style="normal" fo:font-weight="normal" officeooo:rsid="00492310" officeooo:paragraph-rsid="00492310" style:font-size-asian="12pt" style:font-style-asian="normal" style:font-weight-asian="normal" style:font-size-complex="12pt" style:font-style-complex="normal" style:font-weight-complex="normal"/>
    </style:style>
    <style:style style:name="P53" style:family="paragraph" style:parent-style-name="Preformatted_20_Text">
      <style:paragraph-properties fo:text-align="start" style:justify-single-word="false"/>
      <style:text-properties style:font-name="Times New Roman" fo:font-size="12pt" fo:font-style="normal" fo:font-weight="normal" officeooo:rsid="00492310" officeooo:paragraph-rsid="00492310" style:font-size-asian="12pt" style:font-style-asian="normal" style:font-weight-asian="normal" style:font-size-complex="12pt" style:font-style-complex="normal" style:font-weight-complex="normal"/>
    </style:style>
    <style:style style:name="P54" style:family="paragraph" style:parent-style-name="Preformatted_20_Text">
      <style:paragraph-properties fo:text-align="start" style:justify-single-word="false"/>
      <style:text-properties style:font-name="Times New Roman" fo:font-size="12pt" fo:font-style="normal" fo:font-weight="normal" officeooo:rsid="00492310" officeooo:paragraph-rsid="004a1a82" style:font-size-asian="12pt" style:font-style-asian="normal" style:font-weight-asian="normal" style:font-size-complex="12pt" style:font-style-complex="normal" style:font-weight-complex="normal"/>
    </style:style>
    <style:style style:name="P55" style:family="paragraph" style:parent-style-name="Preformatted_20_Text">
      <style:paragraph-properties fo:text-align="start" style:justify-single-word="false"/>
      <style:text-properties style:font-name="Times New Roman" fo:font-size="12pt" fo:font-style="normal" fo:font-weight="normal" officeooo:rsid="00492310" officeooo:paragraph-rsid="004ad810" style:font-size-asian="12pt" style:font-style-asian="normal" style:font-weight-asian="normal" style:font-size-complex="12pt" style:font-style-complex="normal" style:font-weight-complex="normal"/>
    </style:style>
    <style:style style:name="P56" style:family="paragraph" style:parent-style-name="Preformatted_20_Text">
      <style:paragraph-properties fo:text-align="start" style:justify-single-word="false"/>
      <style:text-properties style:font-name="Times New Roman" fo:font-size="12pt" fo:font-style="normal" fo:font-weight="normal" officeooo:rsid="004a1a82" officeooo:paragraph-rsid="004a1a82" style:font-size-asian="12pt" style:font-style-asian="normal" style:font-weight-asian="normal" style:font-size-complex="12pt" style:font-style-complex="normal" style:font-weight-complex="normal"/>
    </style:style>
    <style:style style:name="P57" style:family="paragraph" style:parent-style-name="Preformatted_20_Text">
      <style:text-properties style:font-name="Times New Roman" fo:font-size="12pt" fo:font-style="normal" fo:font-weight="normal" officeooo:rsid="005b2d79" officeooo:paragraph-rsid="007007cf" style:font-size-asian="12pt" style:font-style-asian="normal" style:font-weight-asian="normal" style:font-size-complex="12pt" style:font-style-complex="normal" style:font-weight-complex="normal"/>
    </style:style>
    <style:style style:name="P58" style:family="paragraph" style:parent-style-name="Preformatted_20_Text">
      <style:text-properties style:font-name="Courier" fo:font-size="12pt" style:font-size-asian="12pt" style:font-size-complex="12pt"/>
    </style:style>
    <style:style style:name="P59" style:family="paragraph" style:parent-style-name="Preformatted_20_Text">
      <style:text-properties style:font-name="Courier" fo:font-size="12pt" officeooo:paragraph-rsid="00340f8e" style:font-size-asian="12pt" style:font-size-complex="12pt"/>
    </style:style>
    <style:style style:name="P60" style:family="paragraph" style:parent-style-name="Preformatted_20_Text">
      <style:text-properties style:font-name="Courier" fo:font-size="12pt" officeooo:paragraph-rsid="0022d6fe" style:font-size-asian="12pt" style:font-size-complex="12pt"/>
    </style:style>
    <style:style style:name="P61" style:family="paragraph" style:parent-style-name="Preformatted_20_Text">
      <style:text-properties style:font-name="Courier" fo:font-size="12pt" officeooo:paragraph-rsid="005264dc" style:font-size-asian="12pt" style:font-size-complex="12pt"/>
    </style:style>
    <style:style style:name="P62" style:family="paragraph" style:parent-style-name="Preformatted_20_Text">
      <style:text-properties style:font-name="Courier" fo:font-size="12pt" fo:font-style="normal" officeooo:rsid="00611235" officeooo:paragraph-rsid="006294a1" style:font-size-asian="12pt" style:font-style-asian="normal" style:font-size-complex="12pt" style:font-style-complex="normal"/>
    </style:style>
    <style:style style:name="P63" style:family="paragraph" style:parent-style-name="Preformatted_20_Text">
      <style:text-properties style:font-name="Courier" fo:font-size="12pt" fo:font-style="normal" officeooo:rsid="00611235" officeooo:paragraph-rsid="0067abf7" style:font-size-asian="12pt" style:font-style-asian="normal" style:font-size-complex="12pt" style:font-style-complex="normal"/>
    </style:style>
    <style:style style:name="P64" style:family="paragraph" style:parent-style-name="Preformatted_20_Text">
      <style:text-properties style:font-name="Courier" fo:font-size="12pt" fo:font-style="normal" officeooo:rsid="00426a31" officeooo:paragraph-rsid="0001671f" style:font-size-asian="12pt" style:font-style-asian="normal" style:font-size-complex="12pt" style:font-style-complex="normal"/>
    </style:style>
    <style:style style:name="P65" style:family="paragraph" style:parent-style-name="Preformatted_20_Text">
      <style:text-properties fo:font-style="normal" officeooo:rsid="003a4884" officeooo:paragraph-rsid="003a4884" style:font-style-asian="normal" style:font-style-complex="normal"/>
    </style:style>
    <style:style style:name="P66" style:family="paragraph" style:parent-style-name="Preformatted_20_Text">
      <style:text-properties officeooo:rsid="001322d0" officeooo:paragraph-rsid="0059f0af"/>
    </style:style>
    <style:style style:name="P67" style:family="paragraph" style:parent-style-name="Preformatted_20_Text">
      <style:text-properties officeooo:paragraph-rsid="003c9eb9"/>
    </style:style>
    <style:style style:name="P68" style:family="paragraph" style:parent-style-name="Preformatted_20_Text">
      <style:paragraph-properties fo:text-align="center" style:justify-single-word="false" fo:break-before="page"/>
      <style:text-properties style:font-name="Times New Roman" fo:font-size="12pt" fo:font-weight="bold" style:font-size-asian="12pt" style:font-weight-asian="bold" style:font-size-complex="12pt" style:font-weight-complex="bold"/>
    </style:style>
    <style:style style:name="P69" style:family="paragraph" style:parent-style-name="Preformatted_20_Text">
      <style:paragraph-properties fo:text-align="center" style:justify-single-word="false" fo:break-before="page"/>
      <style:text-properties style:font-name="Times New Roman" fo:font-size="12pt" fo:font-weight="bold" officeooo:rsid="00611235" officeooo:paragraph-rsid="00611235" style:font-size-asian="12pt" style:font-weight-asian="bold" style:font-size-complex="12pt" style:font-weight-complex="bold"/>
    </style:style>
    <style:style style:name="P70" style:family="paragraph" style:parent-style-name="Preformatted_20_Text">
      <style:paragraph-properties fo:break-before="page"/>
      <style:text-properties style:font-name="Times New Roman" fo:font-size="12pt" fo:font-style="italic" officeooo:rsid="006294a1" officeooo:paragraph-rsid="006294a1" style:font-size-asian="12pt" style:font-style-asian="italic" style:font-size-complex="12pt" style:font-style-complex="italic"/>
    </style:style>
    <style:style style:name="P71" style:family="paragraph" style:parent-style-name="Preformatted_20_Text">
      <style:paragraph-properties fo:break-before="page"/>
      <style:text-properties fo:font-style="italic" officeooo:rsid="002c503f" officeooo:paragraph-rsid="002c503f" style:font-style-asian="italic" style:font-style-complex="italic"/>
    </style:style>
    <style:style style:name="P72" style:family="paragraph" style:parent-style-name="Preformatted_20_Text" style:master-page-name="">
      <style:paragraph-properties style:page-number="auto" fo:break-before="auto" fo:break-after="auto"/>
      <style:text-properties style:font-name="Times New Roman" fo:font-size="12pt" fo:font-style="italic" style:font-size-asian="12pt" style:font-style-asian="italic" style:font-size-complex="12pt" style:font-style-complex="italic"/>
    </style:style>
    <style:style style:name="P73" style:family="paragraph" style:parent-style-name="Preformatted_20_Text" style:master-page-name="">
      <style:paragraph-properties fo:text-align="start" style:justify-single-word="false" style:page-number="auto" fo:break-before="auto" fo:break-after="auto"/>
      <style:text-properties style:font-name="Times New Roman" fo:font-size="12pt" fo:font-style="italic" fo:font-weight="bold" officeooo:rsid="00492310" officeooo:paragraph-rsid="00492310" style:font-size-asian="12pt" style:font-style-asian="italic" style:font-weight-asian="bold" style:font-size-complex="12pt" style:font-style-complex="italic" style:font-weight-complex="bold"/>
    </style:style>
    <style:style style:name="P74" style:family="paragraph" style:parent-style-name="Preformatted_20_Text" style:master-page-name="">
      <style:paragraph-properties fo:text-align="center" style:justify-single-word="false" style:page-number="auto" fo:break-before="auto" fo:break-after="auto"/>
      <style:text-properties style:font-name="Times New Roman" fo:font-size="12pt" fo:font-weight="bold" style:font-size-asian="12pt" style:font-weight-asian="bold" style:font-size-complex="12pt" style:font-weight-complex="bold"/>
    </style:style>
    <style:style style:name="P75" style:family="paragraph" style:parent-style-name="Standard">
      <style:text-properties style:font-name="Courier" fo:font-size="12pt" officeooo:paragraph-rsid="006294a1" style:font-size-asian="12pt" style:font-size-complex="12pt"/>
    </style:style>
    <style:style style:name="P76" style:family="paragraph" style:parent-style-name="Preformatted_20_Text">
      <style:paragraph-properties fo:text-align="center" style:justify-single-word="false"/>
      <style:text-properties style:font-name="Times New Roman" fo:font-size="12pt" fo:font-weight="normal" officeooo:rsid="00723ee6" officeooo:paragraph-rsid="00723ee6" style:font-name-asian="Nimbus Mono L" style:font-size-asian="12pt" style:font-weight-asian="normal" style:font-name-complex="Liberation Mono" style:font-size-complex="12pt" style:font-weight-complex="normal"/>
    </style:style>
    <style:style style:name="P77" style:family="paragraph" style:parent-style-name="Preformatted_20_Text">
      <style:text-properties style:font-name="Times New Roman" fo:font-size="12pt" fo:font-style="italic" officeooo:rsid="004e4716" officeooo:paragraph-rsid="004e4716" style:font-size-asian="12pt" style:font-style-asian="italic" style:font-size-complex="12pt" style:font-style-complex="italic"/>
    </style:style>
    <style:style style:name="P78" style:family="paragraph" style:parent-style-name="Preformatted_20_Text">
      <style:text-properties style:font-name="Times New Roman" fo:font-size="12pt" fo:font-style="italic" officeooo:rsid="0072574c" officeooo:paragraph-rsid="0072574c" style:font-size-asian="12pt" style:font-style-asian="italic" style:font-size-complex="12pt" style:font-style-complex="italic"/>
    </style:style>
    <style:style style:name="P79" style:family="paragraph" style:parent-style-name="Preformatted_20_Text">
      <style:text-properties style:font-name="Times New Roman" fo:font-size="12pt" fo:font-style="normal" officeooo:rsid="0072574c" officeooo:paragraph-rsid="0072574c" style:font-size-asian="12pt" style:font-style-asian="normal" style:font-size-complex="12pt" style:font-style-complex="normal"/>
    </style:style>
    <style:style style:name="P80" style:family="paragraph" style:parent-style-name="Preformatted_20_Text">
      <style:text-properties style:font-name="Times New Roman" fo:font-size="12pt" fo:font-style="normal" officeooo:rsid="0074494f" officeooo:paragraph-rsid="0074494f" style:font-size-asian="12pt" style:font-style-asian="normal" style:font-size-complex="12pt" style:font-style-complex="normal"/>
    </style:style>
    <style:style style:name="P81" style:family="paragraph" style:parent-style-name="Preformatted_20_Text">
      <style:text-properties style:font-name="Times New Roman" fo:font-size="12pt" fo:font-style="normal" officeooo:rsid="00758b1a" officeooo:paragraph-rsid="004e4716" style:font-size-asian="12pt" style:font-style-asian="normal" style:font-size-complex="12pt" style:font-style-complex="normal"/>
    </style:style>
    <style:style style:name="P82" style:family="paragraph" style:parent-style-name="Preformatted_20_Text">
      <style:text-properties style:font-name="Times New Roman" fo:font-size="12pt" style:font-size-asian="12pt" style:font-size-complex="12pt"/>
    </style:style>
    <style:style style:name="P83" style:family="paragraph" style:parent-style-name="Preformatted_20_Text">
      <style:text-properties officeooo:paragraph-rsid="0072574c"/>
    </style:style>
    <style:style style:name="P84" style:family="paragraph" style:parent-style-name="Preformatted_20_Text">
      <style:text-properties officeooo:paragraph-rsid="0074494f"/>
    </style:style>
    <style:style style:name="P85" style:family="paragraph" style:parent-style-name="Preformatted_20_Text">
      <style:paragraph-properties fo:break-before="page"/>
      <style:text-properties style:font-name="Times New Roman" fo:font-size="12pt" fo:font-style="italic" officeooo:rsid="0072574c" officeooo:paragraph-rsid="0072574c" style:font-size-asian="12pt" style:font-style-asian="italic" style:font-size-complex="12pt" style:font-style-complex="italic"/>
    </style:style>
    <style:style style:name="T1" style:family="text">
      <style:text-properties style:font-name="Courier"/>
    </style:style>
    <style:style style:name="T2" style:family="text">
      <style:text-properties style:font-name="Courier" fo:font-size="12pt" fo:font-style="normal" officeooo:rsid="0072574c" style:font-size-asian="12pt" style:font-style-asian="normal" style:font-size-complex="12pt" style:font-style-complex="normal"/>
    </style:style>
    <style:style style:name="T3" style:family="text">
      <style:text-properties style:font-name="Courier" fo:font-size="12pt" fo:font-style="normal" officeooo:rsid="00758b1a" style:font-size-asian="12pt" style:font-style-asian="normal" style:font-size-complex="12pt" style:font-style-complex="normal"/>
    </style:style>
    <style:style style:name="T4" style:family="text">
      <style:text-properties style:font-name="Courier" fo:font-size="12pt" fo:font-style="normal" officeooo:rsid="0074494f" style:font-name-asian="Nimbus Mono L" style:font-size-asian="12pt" style:font-style-asian="normal" style:font-name-complex="Liberation Mono" style:font-size-complex="12pt" style:font-style-complex="normal"/>
    </style:style>
    <style:style style:name="T5" style:family="text">
      <style:text-properties style:font-name="Courier" fo:font-size="12pt" fo:font-style="normal" officeooo:rsid="00758b1a" style:font-name-asian="Nimbus Mono L" style:font-size-asian="12pt" style:font-style-asian="normal" style:font-name-complex="Liberation Mono" style:font-size-complex="12pt" style:font-style-complex="normal"/>
    </style:style>
    <style:style style:name="T6" style:family="text">
      <style:text-properties style:font-name="Courier" officeooo:rsid="00504855"/>
    </style:style>
    <style:style style:name="T7" style:family="text">
      <style:text-properties style:font-name="Courier" officeooo:rsid="00758b1a"/>
    </style:style>
    <style:style style:name="T8" style:family="text">
      <style:text-properties officeooo:rsid="0008d832"/>
    </style:style>
    <style:style style:name="T9" style:family="text">
      <style:text-properties officeooo:rsid="000a2714"/>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font-name="Times New Roman" fo:font-size="12pt" officeooo:rsid="001322d0" style:font-size-asian="12pt" style:font-size-complex="12pt"/>
    </style:style>
    <style:style style:name="T13" style:family="text">
      <style:text-properties style:font-name="Times New Roman" fo:font-size="12pt" officeooo:rsid="002a9a48" style:font-size-asian="12pt" style:font-size-complex="12pt"/>
    </style:style>
    <style:style style:name="T14" style:family="text">
      <style:text-properties style:font-name="Times New Roman" fo:font-size="12pt" officeooo:rsid="0034796c" style:font-size-asian="12pt" style:font-size-complex="12pt"/>
    </style:style>
    <style:style style:name="T15" style:family="text">
      <style:text-properties style:font-name="Times New Roman" fo:font-size="12pt" officeooo:rsid="0035ab5d" style:font-size-asian="12pt" style:font-size-complex="12pt"/>
    </style:style>
    <style:style style:name="T16" style:family="text">
      <style:text-properties style:font-name="Times New Roman" fo:font-size="12pt" officeooo:rsid="0059f0af" style:font-size-asian="12pt" style:font-size-complex="12pt"/>
    </style:style>
    <style:style style:name="T17" style:family="text">
      <style:text-properties style:font-name="Times New Roman" fo:font-size="12pt" officeooo:rsid="005b2d79" style:font-size-asian="12pt" style:font-size-complex="12pt"/>
    </style:style>
    <style:style style:name="T18" style:family="text">
      <style:text-properties style:font-name="Times New Roman" fo:font-size="12pt" officeooo:rsid="005d16a4" style:font-size-asian="12pt" style:font-size-complex="12pt"/>
    </style:style>
    <style:style style:name="T19" style:family="text">
      <style:text-properties style:font-name="Times New Roman" fo:font-size="12pt" officeooo:rsid="007007cf" style:font-size-asian="12pt" style:font-size-complex="12pt"/>
    </style:style>
    <style:style style:name="T20" style:family="text">
      <style:text-properties style:font-name="Times New Roman" fo:font-size="12pt" fo:font-style="normal" officeooo:rsid="003c9eb9" style:font-size-asian="12pt" style:font-style-asian="normal" style:font-size-complex="12pt" style:font-style-complex="normal"/>
    </style:style>
    <style:style style:name="T21" style:family="text">
      <style:text-properties style:font-name="Times New Roman" fo:font-size="12pt" fo:font-style="normal" officeooo:rsid="003d236c" style:font-size-asian="12pt" style:font-style-asian="normal" style:font-size-complex="12pt" style:font-style-complex="normal"/>
    </style:style>
    <style:style style:name="T22" style:family="text">
      <style:text-properties style:font-name="Times New Roman" fo:font-size="12pt" fo:font-style="normal" officeooo:rsid="005e4976" style:font-size-asian="12pt" style:font-style-asian="normal" style:font-size-complex="12pt" style:font-style-complex="normal"/>
    </style:style>
    <style:style style:name="T23" style:family="text">
      <style:text-properties style:font-name="Times New Roman" fo:font-size="12pt" fo:font-style="normal" officeooo:rsid="0072574c" style:font-size-asian="12pt" style:font-style-asian="normal" style:font-size-complex="12pt" style:font-style-complex="normal"/>
    </style:style>
    <style:style style:name="T24" style:family="text">
      <style:text-properties style:font-name="Times New Roman" fo:font-size="12pt" fo:font-style="normal" officeooo:rsid="007888b9" style:font-size-asian="12pt" style:font-style-asian="normal" style:font-size-complex="12pt" style:font-style-complex="normal"/>
    </style:style>
    <style:style style:name="T25" style:family="text">
      <style:text-properties style:font-name="Times New Roman" officeooo:rsid="000ee1e7"/>
    </style:style>
    <style:style style:name="T26" style:family="text">
      <style:text-properties style:font-name="Times New Roman" fo:font-style="normal" officeooo:rsid="006294a1" style:font-style-asian="normal" style:font-style-complex="normal"/>
    </style:style>
    <style:style style:name="T27" style:family="text">
      <style:text-properties fo:font-style="normal" officeooo:rsid="000a2714" style:font-style-asian="normal" style:font-style-complex="normal"/>
    </style:style>
    <style:style style:name="T28" style:family="text">
      <style:text-properties fo:font-style="normal" officeooo:rsid="006294a1"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officeooo:rsid="000ba8d3"/>
    </style:style>
    <style:style style:name="T31" style:family="text">
      <style:text-properties officeooo:rsid="000ee1e7"/>
    </style:style>
    <style:style style:name="T32" style:family="text">
      <style:text-properties officeooo:rsid="001a83cd"/>
    </style:style>
    <style:style style:name="T33" style:family="text">
      <style:text-properties officeooo:rsid="00273bc4"/>
    </style:style>
    <style:style style:name="T34" style:family="text">
      <style:text-properties officeooo:rsid="002f6cd3"/>
    </style:style>
    <style:style style:name="T35" style:family="text">
      <style:text-properties officeooo:rsid="00312040"/>
    </style:style>
    <style:style style:name="T36" style:family="text">
      <style:text-properties officeooo:rsid="003151d4"/>
    </style:style>
    <style:style style:name="T37" style:family="text">
      <style:text-properties officeooo:rsid="00322015"/>
    </style:style>
    <style:style style:name="T38" style:family="text">
      <style:text-properties officeooo:rsid="00340f8e"/>
    </style:style>
    <style:style style:name="T39" style:family="text">
      <style:text-properties officeooo:rsid="0035ab5d"/>
    </style:style>
    <style:style style:name="T40" style:family="text">
      <style:text-properties officeooo:rsid="0037ab3d"/>
    </style:style>
    <style:style style:name="T41" style:family="text">
      <style:text-properties officeooo:rsid="004a1a82"/>
    </style:style>
    <style:style style:name="T42" style:family="text">
      <style:text-properties officeooo:rsid="005013f1"/>
    </style:style>
    <style:style style:name="T43" style:family="text">
      <style:text-properties officeooo:rsid="00504855"/>
    </style:style>
    <style:style style:name="T44" style:family="text">
      <style:text-properties officeooo:rsid="005264dc"/>
    </style:style>
    <style:style style:name="T45" style:family="text">
      <style:text-properties officeooo:rsid="00527d73"/>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37ab3d" style:font-style-asian="italic" style:font-weight-asian="bold" style:font-style-complex="italic" style:font-weight-complex="bold"/>
    </style:style>
    <style:style style:name="T48" style:family="text">
      <style:text-properties fo:font-style="italic" fo:font-weight="bold" officeooo:rsid="000aeca6" style:font-style-asian="italic" style:font-weight-asian="bold" style:font-style-complex="italic" style:font-weight-complex="bold"/>
    </style:style>
    <style:style style:name="T49" style:family="text">
      <style:text-properties officeooo:rsid="0053077b"/>
    </style:style>
    <style:style style:name="T50" style:family="text">
      <style:text-properties officeooo:rsid="005704ab"/>
    </style:style>
    <style:style style:name="T51" style:family="text">
      <style:text-properties officeooo:rsid="005ec136"/>
    </style:style>
    <style:style style:name="T52" style:family="text">
      <style:text-properties officeooo:rsid="00611235"/>
    </style:style>
    <style:style style:name="T53" style:family="text">
      <style:text-properties officeooo:rsid="0065c5e7"/>
    </style:style>
    <style:style style:name="T54" style:family="text">
      <style:text-properties officeooo:rsid="0067abf7"/>
    </style:style>
    <style:style style:name="T55" style:family="text">
      <style:text-properties officeooo:rsid="0069833d"/>
    </style:style>
    <style:style style:name="T56" style:family="text">
      <style:text-properties officeooo:rsid="006c017e"/>
    </style:style>
    <style:style style:name="T57" style:family="text">
      <style:text-properties officeooo:rsid="006cded1"/>
    </style:style>
    <style:style style:name="T58" style:family="text">
      <style:text-properties officeooo:rsid="005bce4f"/>
    </style:style>
    <style:style style:name="T59" style:family="text">
      <style:text-properties officeooo:rsid="0070b217"/>
    </style:style>
    <style:style style:name="T60" style:family="text">
      <style:text-properties officeooo:rsid="00723ee6"/>
    </style:style>
    <style:style style:name="T61" style:family="text">
      <style:text-properties officeooo:rsid="0072574c"/>
    </style:style>
    <style:style style:name="T62" style:family="text">
      <style:text-properties officeooo:rsid="0074494f"/>
    </style:style>
    <style:style style:name="T63" style:family="text">
      <style:text-properties officeooo:rsid="00758b1a"/>
    </style:style>
    <style:style style:name="T64" style:family="text">
      <style:text-properties officeooo:rsid="00761325"/>
    </style:style>
    <style:style style:name="T65" style:family="text">
      <style:text-properties officeooo:rsid="007729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Kestrel Taxonomy Finder</text:p>
      <text:p text:style-name="P3"/>
      <text:p text:style-name="P3">Version <text:span text:style-name="T56">1.</text:span><text:span text:style-name="T59">2</text:span></text:p>
      <text:p text:style-name="P4"><text:span text:style-name="T59">11</text:span><text:span text:style-name="T56">/</text:span><text:span text:style-name="T59">16</text:span>/20<text:span text:style-name="T59">21</text:span></text:p>
      <text:p text:style-name="P3"/>
      <text:p text:style-name="P3">Copyright 20<text:span text:style-name="T59">21</text:span> by Shawn Rupp</text:p>
      <text:p text:style-name="P3">Shawn.M.Rupp@asu.edu</text:p>
      <text:p text:style-name="P3"/>
      <text:p text:style-name="P16">Contents</text:p>
      <text:p text:style-name="P3">Introduction....................................................................2</text:p>
      <text:p text:style-name="P3">Installation......................................................................2</text:p>
      <text:p text:style-name="P3">Getting Started................................................................3</text:p>
      <text:p text:style-name="P4">Running Kestrel..............................................................<text:span text:style-name="T50">3</text:span></text:p>
      <text:p text:style-name="P48"><text:tab/>Extrac<text:span text:style-name="T39">ting Search Terms.....................................3</text:span></text:p>
      <text:p text:style-name="P49"><text:tab/>Search<text:span text:style-name="T40">ing for </text:span>Taxonom<text:span text:style-name="T40">ies..................................4</text:span></text:p>
      <text:p text:style-name="P52"><text:tab/>Checking Output……………………………….<text:span text:style-name="T49">5</text:span></text:p>
      <text:p text:style-name="P3"><text:span text:style-name="T51">Commands</text:span>........................................................................<text:span text:style-name="T49">6</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New in v<text:span text:style-name="T42">1.</text:span><text:span text:style-name="T60">2</text:span></text:p>
      <text:p text:style-name="P76">Searches local ITIS taxonomy before performing API and Selenium searches.</text:p>
      <text:p text:style-name="P76">Does not use NCBI taxonomies.</text:p>
      <text:p text:style-name="P68">Introduction</text:p>
      <text:p text:style-name="P2"/>
      <text:p text:style-name="P2">Kestrel is a program for resolving species’ common names and synonyms with “official” scientific names and extracting taxonomies from internet databases <text:span text:style-name="T36">(i.e. </text:span><text:a xlink:type="simple" xlink:href="http://eol.org/" text:style-name="Internet_20_link" text:visited-style-name="Visited_20_Internet_20_Link"><text:span text:style-name="T36">EOL</text:span></text:a><text:span text:style-name="T36">, </text:span><text:a xlink:type="simple" xlink:href="https://www.ncbi.nlm.nih.gov/" text:style-name="Internet_20_link" text:visited-style-name="Visited_20_Internet_20_Link"><text:span text:style-name="T36">NCBI</text:span></text:a><text:span text:style-name="T36">, </text:span><text:a xlink:type="simple" xlink:href="http://www.iucnredlist.org/" text:style-name="Internet_20_link" text:visited-style-name="Visited_20_Internet_20_Link"><text:span text:style-name="T36">IUCN</text:span></text:a><text:span text:style-name="T36">, </text:span><text:a xlink:type="simple" xlink:href="https://www.itis.gov/" text:style-name="Internet_20_link" text:visited-style-name="Visited_20_Internet_20_Link"><text:span text:style-name="T36">ITIS</text:span></text:a><text:span text:style-name="T36">, </text:span><text:a xlink:type="simple" xlink:href="https://www.wikipedia.org/" text:style-name="Internet_20_link" text:visited-style-name="Visited_20_Internet_20_Link"><text:span text:style-name="T36">Wikipedia</text:span></text:a><text:span text:style-name="T36">)</text:span>. <text:span text:style-name="T34">It is meant to automate this process as much as possible, although, depending on your input data, some manual curation may still be required.</text:span></text:p>
      <text:p text:style-name="P2"/>
      <text:p text:style-name="P18">Dependencies:</text:p>
      <text:p text:style-name="P13">Go 1.11+</text:p>
      <text:p text:style-name="P13">Xvfb</text:p>
      <text:p text:style-name="P10"><text:span text:style-name="T57">Google </text:span>Chrome</text:p>
      <text:p text:style-name="P2">Active internet connection</text:p>
      <text:p text:style-name="P2"/>
      <text:p text:style-name="P12">Note: Kestrel is written and tested on a Linux platform, so <text:s/>there is no guarantee that it will work on Mac or Windows without troubleshooting. <text:span text:style-name="T34">Additionally, the following instructions are written for Linux and may require some modification for different operating systems. (I would love to provide further support for this program, but unfortunately time and funding constraints dictate otherwise.)</text:span></text:p>
      <text:p text:style-name="P2"/>
      <text:p text:style-name="P29">Installation</text:p>
      <text:p text:style-name="P2"/>
      <text:p text:style-name="P28">Go</text:p>
      <text:p text:style-name="P2">Kestrel <text:span text:style-name="T61">is </text:span><text:span text:style-name="T42">written in Go to </text:span>improve performance <text:span text:style-name="T42">and simplify installation</text:span>. <text:span text:style-name="T42">Follow the instructions </text:span><text:a xlink:type="simple" xlink:href="https://golang.org/dl/" text:style-name="Internet_20_link" text:visited-style-name="Visited_20_Internet_20_Link"><text:span text:style-name="T42">here</text:span></text:a><text:span text:style-name="T42"> to install and configure Go</text:span>.</text:p>
      <text:p text:style-name="P2"/>
      <text:p text:style-name="P78">MySQL</text:p>
      <text:p text:style-name="P80">Kestrel uses MySQL to store local taxonomies to speed up taxonomy searches.</text:p>
      <text:p text:style-name="P79"/>
      <text:p text:style-name="P84"><text:span text:style-name="T23"><text:tab/> </text:span><text:span text:style-name="T2">sudo apt install </text:span><text:span text:style-name="T4">mysql-server</text:span></text:p>
      <text:p text:style-name="P2"/>
      <text:p text:style-name="P22">Xvfb</text:p>
      <text:p text:style-name="P2">Selenium <text:span text:style-name="T42">(which will be installed by the installation script)</text:span> requires Xvfb to run. To install on Linux: <text:s/></text:p>
      <text:p text:style-name="P14"/>
      <text:p text:style-name="P60"><text:tab/>sudo apt install xvfb <text:s/></text:p>
      <text:p text:style-name="P2"/>
      <text:p text:style-name="P18">Kestrel</text:p>
      <text:p text:style-name="P2">Download the git repository, change into the directory, and <text:span text:style-name="T42">run the install script</text:span>.</text:p>
      <text:p text:style-name="P2"/>
      <text:p text:style-name="P58"><text:tab/>git clone https://github.com/icwells/<text:span text:style-name="T62">k</text:span>estrel.git</text:p>
      <text:p text:style-name="P58"><text:tab/>cd <text:span text:style-name="T61">k</text:span>estrel/</text:p>
      <text:p text:style-name="P58"><text:tab/>./install.sh <text:span text:style-name="T43">all</text:span></text:p>
      <text:p text:style-name="P58"/>
      <text:p text:style-name="P78"/>
      <text:p text:style-name="P85">Downloading ITIS Taxonomies</text:p>
      <text:p text:style-name="P79">From the kestrel directory, run the following command<text:span text:style-name="T63">s</text:span> to download ITIS SQL taxonomies, <text:span text:style-name="T63">upload them to MySQl, and format them for searching</text:span>:</text:p>
      <text:p text:style-name="P79"/>
      <text:p text:style-name="P83"><text:span text:style-name="T23"><text:tab/></text:span><text:span text:style-name="T2">./install.sh </text:span><text:span text:style-name="T5">download</text:span></text:p>
      <text:p text:style-name="P81"><text:tab/>kestrel <text:span text:style-name="T64">upload -u </text:span><text:span text:style-name="T65">&lt;</text:span><text:span text:style-name="T64">mysql username</text:span><text:span text:style-name="T65">&gt;</text:span></text:p>
      <text:p text:style-name="P21"/>
      <text:p text:style-name="P21">Testing the Installation</text:p>
      <text:p text:style-name="P35">Once you have installed the program and its dependencies, you may with to run the test script: <text:s/></text:p>
      <text:p text:style-name="P35"/>
      <text:p text:style-name="P35"><text:tab/><text:span text:style-name="T1">./test.sh </text:span><text:span text:style-name="T7">all</text:span></text:p>
      <text:p text:style-name="P35"/>
      <text:p text:style-name="P35">If everything is properly configured, it should not throw any errors. <text:s/></text:p>
      <text:p text:style-name="P32"/>
      <text:p text:style-name="P74"/>
      <text:p text:style-name="P68">Getting Started</text:p>
      <text:p text:style-name="P2"/>
      <text:p text:style-name="P18">EOL API Key</text:p>
      <text:p text:style-name="P2">Kestrel queries the <text:a xlink:type="simple" xlink:href="http://eol.org/" text:style-name="Internet_20_link" text:visited-style-name="Visited_20_Internet_20_Link">Encyclopedia of Life</text:a> heavily, so you will need to generate an api key. To do so, create and EOL profile if you do not already have one. Sign in, go to you<text:span text:style-name="T35">r</text:span> profile, and click “edit my profile.” Next, generate an <text:span text:style-name="T35">API</text:span> key in the box on the right side. Once you generate the <text:span text:style-name="T35">API</text:span> key, copy it and paste it into example-API.txt on the same line as “EOL=”. Finally, change the file name to API.txt (otherwise it will be erased if you run “git pull”).</text:p>
      <text:p text:style-name="P2"/>
      <text:p text:style-name="P19">NCBI API Key</text:p>
      <text:p text:style-name="P33">As of 2018, NCBI require<text:span text:style-name="T35">s</text:span> an API key for any extensive searching. Create an <text:a xlink:type="simple" xlink:href="https://www.ncbi.nlm.nih.gov/account/?back_url=https%3A%2F%2Fwww.ncbi.nlm.nih.gov%2F" text:style-name="Internet_20_link" text:visited-style-name="Visited_20_Internet_20_Link">NCBI account</text:a>, or sign in, and click on your user name in the upper right hand corner of the screen. This will take you to your settings page. The fourth box down will allow you to generate an API key. <text:span text:style-name="T8">Copy this key and paste it after “NCBI=” in API.txt.</text:span></text:p>
      <text:p text:style-name="P2"/>
      <text:p text:style-name="P20">IUCN API Token</text:p>
      <text:p text:style-name="P36"><text:span text:style-name="T32">Kestrel also optionally queries the </text:span><text:a xlink:type="simple" xlink:href="http://www.iucnredlist.org/" text:style-name="Internet_20_link" text:visited-style-name="Visited_20_Internet_20_Link"><text:span text:style-name="T32">IUCN Red List</text:span></text:a><text:span text:style-name="T32"> database. If you wish to request a token, fill out </text:span><text:a xlink:type="simple" xlink:href="http://apiv3.iucnredlist.org/api/v3/token" text:style-name="Internet_20_link" text:visited-style-name="Visited_20_Internet_20_Link"><text:span text:style-name="T32">this form</text:span></text:a><text:span text:style-name="T32"> and submit it. Once you receive your API token, paste it after “IUCN=” in API.txt. It can take several days for approval, so Kestrel can run without this API key. Fortunately, IUCN results can still be found via Kestrel’s Google search.</text:span></text:p>
      <text:p text:style-name="P31"/>
      <text:p text:style-name="P30">Running Kestrel</text:p>
      <text:p text:style-name="P29"/>
      <text:p text:style-name="P5">Assuming you have a functional internet connection, you are ready to run the program. <text:span text:style-name="T44">Prior to running a Kestrel search, target terms must be extracted from an input file. Terms which are unlikely to produce a result will be filtered out and , and the remaining terms will be formatted so they are more likely to produce a match. These terms are then used as input in the second stage to search for taxonomies. This is done as a separate step to allow the user to correct any of the formatted or rejected terms if necessary.</text:span></text:p>
      <text:p text:style-name="P5"/>
      <text:p text:style-name="P24">Extrac<text:span text:style-name="T39">ting Search Terms</text:span></text:p>
      <text:p text:style-name="P5"><text:span text:style-name="T27">The first step is to extract, filter, and format the query terms. </text:span><text:s/>To <text:span text:style-name="T9">extract terms</text:span>, change into Kestrel/bin/ and <text:s/>enter:</text:p>
      <text:p text:style-name="P2"/>
      <text:p text:style-name="P61"><text:tab/>kestrel <text:span text:style-name="T9">extract </text:span>-c &lt;column_number&gt; -i &lt;input_file&gt; </text:p>
      <text:p text:style-name="P61"><text:tab/><text:tab/>-o &lt;output_file&gt;<text:span text:style-name="T10"> </text:span></text:p>
      <text:p text:style-name="P5"/>
      <text:p text:style-name="P11"><text:span text:style-name="T9">The input file should be either a csv, tsv, or txt (either single column or tab delimited) file containing the scientific or common names of species of interest. </text:span>The -c flag signifies the column number where the names are located. This is a 0-based integer, so if the names are in the first column specify “-c 0”. The program will extract unique names from this column. It will only search for a specific name once to <text:span text:style-name="T9">save time and</text:span> avoid burdening servers. <text:span text:style-name="T33">There is no default value since it is very easy to forget this parameter and it is better to run into an error up-front</text:span>.</text:p>
      <text:p text:style-name="P5"/>
      <text:p text:style-name="P7"><text:span text:style-name="T44">Queries</text:span> will be rejected if there is an indication of uncertainty (i.e. a question mark, the words “not” or “unkown,” …) <text:span text:style-name="T45">or any indication that the query is a hybrid animal (which will not have a taxonomy)</text:span>. If <text:soft-page-break/>any other punctuation is detected, Kestrel will attempt to format the name so it has the best chance of returning a match (e.g. “&amp;” are replaced with “and,” items in parentheses or quotation marks are removed, …). <text:span text:style-name="T45">After explicit examination, any remaining punctuation (except periods, apostrophes, and dashes) and any numbers are removed. If the resulting term is less than 3 characters long, it is rejected. </text:span><text:s/>Lastly, spaces and apostrophes will be percent encoded immediately prior to searching (in the next step) to keep the results of this step readable.</text:p>
      <text:p text:style-name="P6"/>
      <text:p text:style-name="P7">Formatted search terms will be written to the given output file along with the unformatted name. Any rejected names will be written to “KestrelRejected.csv” with the reason it was rejected. <text:span text:style-name="T30">Since there is no easy way to predict exactly what might be in the input file, terms in the output file may be examined and edited if needed. Rejected terms may also be manually formatted and pasted into the output file. Depending on the quality of the input, this could greatly improve the quality of the search output and will be less time consuming than editing the original input file.</text:span></text:p>
      <text:p text:style-name="P7"/>
      <text:p text:style-name="P15"><text:span text:style-name="T29">Previous</text:span><text:span text:style-name="T46"> </text:span><text:span text:style-name="T29">versions of Kestrel used Python’s Natural Language Processing Toolkit to sort search terms into common and scientific names. Go does not yet have an equivalent package to perform this step, so, since it seemed to have little effect on output, it has been left out of this version.</text:span></text:p>
      <text:p text:style-name="P50"/>
      <text:p text:style-name="P15"><text:span text:style-name="T48">Search</text:span><text:span text:style-name="T47">ing for </text:span><text:span text:style-name="T48">Taxonom</text:span><text:span text:style-name="T47">ies</text:span></text:p>
      <text:p text:style-name="P26"/>
      <text:p text:style-name="P51">Kestrel starts <text:span text:style-name="T45">the search step</text:span> by reading names from any existing output files before reading names from the input file. If the given output file already exists, it will append output to this file which allows you to resume if the program is interrupted.</text:p>
      <text:p text:style-name="P51"/>
      <text:p text:style-name="P57">Previous versions allowed for this stage to be run on multiple threads. Go is capable of spawning thousands of concurrent searches with no noticeable performance drop, so it will perform all of the searches concurrently. I<text:span text:style-name="T58">n order to comply with API limits, </text:span>however, <text:span text:style-name="T58">it must submit the terms in batches, but the evaluation steps may all be carried out at the same time.</text:span></text:p>
      <text:p text:style-name="P25"/>
      <text:p text:style-name="P27">API-based Search</text:p>
      <text:p text:style-name="P8">To search for matches to the formatted search terms (whether or not <text:span text:style-name="T37">they were</text:span> manually checked), Kestrel will read the extracted names and formatted search terms from the input file and will search for matches with one thread per search term. If multiple input queries have the same formatted search term (i.e. “Dog,” “dog,” and “DOG” will all be formatted to “Dog”), the term is only searched once but output will be written for each input query.</text:p>
      <text:p text:style-name="P8"/>
      <text:p text:style-name="P59"><text:tab/>kestrel <text:span text:style-name="T54">search -i &lt;input_file&gt; -o &lt;output_file&gt;</text:span><text:span text:style-name="T25"> </text:span></text:p>
      <text:p text:style-name="P9"/>
      <text:p text:style-name="P66"><text:span text:style-name="T11">For common names, it will </text:span><text:span text:style-name="T14">search</text:span><text:span text:style-name="T11"> EOL, NCBI, </text:span><text:span text:style-name="T13">IUCN,</text:span><text:span text:style-name="T11"> </text:span><text:span text:style-name="T13">and Wikipedia</text:span><text:span text:style-name="T11">. If </text:span><text:span text:style-name="T13">two or more</text:span><text:span text:style-name="T11"> databases return a taxonomy, </text:span><text:span text:style-name="T16">the consensus match will </text:span><text:span text:style-name="T11">be written to the output file. </text:span><text:span text:style-name="T16">If there is only one match, it will be </text:span><text:span text:style-name="T17">selected.</text:span><text:span text:style-name="T11"> If the</text:span><text:span text:style-name="T13">re is no</text:span><text:span text:style-name="T11"> match </text:span><text:span text:style-name="T13">and</text:span><text:span text:style-name="T11"> the term has more than one word, Kestrel will remove the first word (the last word of a common name is usually the noun) and repeat the above process until a match is found or there is only one word left.</text:span></text:p>
      <text:p text:style-name="P71"><text:span text:style-name="T12">G</text:span><text:span text:style-name="T11">oogle Search</text:span></text:p>
      <text:p text:style-name="P65"><text:span text:style-name="T19">If no match is found using</text:span><text:span text:style-name="T11"> the API-based search, Kestrel will </text:span><text:span text:style-name="T19">immediately</text:span><text:span text:style-name="T11"> submit the term</text:span><text:span text:style-name="T15"> </text:span><text:span text:style-name="T11">for a Google search using Selenium. Since </text:span><text:span text:style-name="T18">it can be impossible to predict the format of a page re</text:span><text:span text:style-name="T19">t</text:span><text:span text:style-name="T18">urned by a Google search</text:span><text:span text:style-name="T11">, this step is reserved for terms which could not be resolved using simpler means.</text:span></text:p>
      <text:p text:style-name="P34"/>
      <text:p text:style-name="P67"><text:span text:style-name="T20">Kestrel will search for the given term. It creates a list of the urls found in the search results and iterates through them. If a url is hosted on Wikipedia, </text:span><text:span text:style-name="T24">Wikispecies, Animal Diversity Web,</text:span><text:span text:style-name="T20"> or </text:span><text:a xlink:type="simple" xlink:href="https://www.itis.gov/" text:style-name="Internet_20_link" text:visited-style-name="Visited_20_Internet_20_Link"><text:span text:style-name="T20">ITIS</text:span></text:a><text:span text:style-name="T20"> </text:span><text:span text:style-name="T21">(which are the most common results with complete taxonomies), the program will search that page for taxonomy data. Once the first complete match is found, it is appended to the output file. </text:span><text:span text:style-name="T22">If a match is not found, the term is recorded in</text:span><text:span text:style-name="T21"> KestrelMisse</text:span><text:span text:style-name="T22">d</text:span><text:span text:style-name="T21">.csv.</text:span></text:p>
      <text:p text:style-name="P18"/>
      <text:p text:style-name="P72">Output</text:p>
      <text:p text:style-name="P2">For names with an identified taxonomy, output will be written to the given output file in csv format. The query name will be in the first column <text:span text:style-name="T51">with the the formatted search term in the second,</text:span> followed by a column for each taxonomy field. The<text:span text:style-name="T30">re is one column for each database that Kestrel queries and </text:span>url<text:span text:style-name="T30">s</text:span> <text:span text:style-name="T30">from accepted hits will be recorded in the source database’s column</text:span>. This identifies the source of the data and allows it to be accessed again. Any names for which a taxonomy is not identified will be written to the <text:span text:style-name="T31">K</text:span>estrel<text:span text:style-name="T51">Missed</text:span>.<text:span text:style-name="T31">csv</text:span> file, which will be located in the same directory as the <text:span text:style-name="T30">output</text:span> file. </text:p>
      <text:p text:style-name="P2"/>
      <text:p text:style-name="P73">Checking Output</text:p>
      <text:p text:style-name="P53">It is strongly recommended that you manually inspect Kestrel’s search output. Kestrel relies on the abilities of third party search algorithms and further error checking would require a much more complicated program. </text:p>
      <text:p text:style-name="P53"/>
      <text:p text:style-name="P55"><text:span text:style-name="T51">The check command </text:span>can be used to help with manual curation. The “-r” flag can given to supply an existing taxonomy file that has already been curated (it must be in the same format as Kestrel’s search output, but it doesn’t really matter where it came from). It will overwrite a non-curated taxonomy with the reference taxonomy if matching search terms are found, and can be used on the output of <text:span text:style-name="T41">k</text:span>estrel –extract to reduce the overall number of terms that must be searched. </text:p>
      <text:p text:style-name="P54"/>
      <text:p text:style-name="P56"><text:span text:style-name="T51">If the -r flag is not given, Kestrel will compare</text:span> the formatted search term with the species name. Queries which have matching names will be written to “.passed.csv” while the remaining queries will be written to “.failed.csv” for manual curation. Depending on the number of scientific names, this can greatly reduce time spent checking Kestrel output.</text:p>
      <text:p text:style-name="P69">Commands</text:p>
      <text:p text:style-name="P2"/>
      <text:p text:style-name="P64">./<text:span text:style-name="T52">kestrel {command} {options}</text:span></text:p>
      <text:p text:style-name="P37"/>
      <text:p text:style-name="P38">help<text:tab/><text:tab/>Show help.</text:p>
      <text:p text:style-name="P38">version<text:tab/><text:tab/>Prints version info and exits.</text:p>
      <text:p text:style-name="P38">extract<text:tab/><text:tab/>Extracts and filters input names.</text:p>
      <text:p text:style-name="P38">search<text:tab/><text:tab/>Searches for taxonomy matches to extracted names.</text:p>
      <text:p text:style-name="P38">check<text:tab/><text:tab/>Identifies search results with matching search terms and scientific names to</text:p>
      <text:p text:style-name="P38"><text:s text:c="4"/><text:tab/><text:tab/>streamline manual curration.</text:p>
      <text:p text:style-name="P38">merge<text:tab/><text:tab/>Merges search results with source file.</text:p>
      <text:p text:style-name="P38"/>
      <text:p text:style-name="P23">Extract</text:p>
      <text:p text:style-name="P41">Extracts and filters input names.</text:p>
      <text:p text:style-name="P41"/>
      <text:p text:style-name="P75">./kestrel <text:span text:style-name="T9">extract </text:span>-c &lt;column_number&gt; -i &lt;input_file&gt; <text:span text:style-name="T28">-o &lt;output_file&gt;</text:span><text:span text:style-name="T26"> </text:span></text:p>
      <text:p text:style-name="P41"/>
      <text:p text:style-name="P41">-i, --infile=INFILE<text:tab/><text:tab/>Path to input file.</text:p>
      <text:p text:style-name="P41">-o, --outfile=OUTFILE<text:tab/>Path to output csv file.</text:p>
      <text:p text:style-name="P41">-c, --column=COLUMN<text:tab/>Column containing species names (integer starting from 0).</text:p>
      <text:p text:style-name="P41"/>
      <text:p text:style-name="P23">Search</text:p>
      <text:p text:style-name="P39">Searches for taxonomy matches to extracted names.</text:p>
      <text:p text:style-name="P39"/>
      <text:p text:style-name="P62">./kestrel <text:span text:style-name="T54">search</text:span> <text:span text:style-name="T38">-i &lt;input_file&gt; -o &lt;output_file&gt;</text:span><text:span text:style-name="T25"> </text:span></text:p>
      <text:p text:style-name="P44"/>
      <text:p text:style-name="P41">-i, --infile=INFILE<text:tab/><text:tab/>Path to input file.</text:p>
      <text:p text:style-name="P44">-o, --outfile=OUTFILE<text:tab/>Path to output csv file.</text:p>
      <text:p text:style-name="P39"/>
      <text:p text:style-name="P23">Check</text:p>
      <text:p text:style-name="P41">Identifies search results with matching search terms and scientific names to streamline</text:p>
      <text:p text:style-name="P41">manual curration. Give output file stem with -o.</text:p>
      <text:p text:style-name="P41"/>
      <text:p text:style-name="P63">./kestrel <text:span text:style-name="T55">check</text:span> <text:span text:style-name="T38">{-t &lt;taxa_file&gt;} -i &lt;input_file&gt; -o &lt;output_file&gt;</text:span></text:p>
      <text:p text:style-name="P63"/>
      <text:p text:style-name="P43">-i, --infile=INFILE<text:tab/><text:tab/>Path to input file.</text:p>
      <text:p text:style-name="P45">-o, --outfile=OUTFILE<text:tab/>Path to output csv file.</text:p>
      <text:p text:style-name="P43">-<text:span text:style-name="T55">t</text:span>, --<text:span text:style-name="T55">taxa</text:span>=<text:span text:style-name="T55">nil</text:span><text:tab/><text:tab/><text:tab/>Path to <text:span text:style-name="T55">currated</text:span> <text:span text:style-name="T55">taxonomy</text:span> file.</text:p>
      <text:p text:style-name="P63"/>
      <text:p text:style-name="P23"/>
      <text:p text:style-name="P70">Merge</text:p>
      <text:p text:style-name="P40">Merges search results with source file.</text:p>
      <text:p text:style-name="P41"/>
      <text:p text:style-name="P63">./kestrel <text:span text:style-name="T54">merge</text:span> <text:span text:style-name="T38">{--prepend} -n &lt;column_number&gt; </text:span></text:p>
      <text:p text:style-name="P63"><text:span text:style-name="T38"><text:tab/>-r &lt;Kestrel_output_file&gt; -i &lt;input_file&gt; -o &lt;output_file&gt;</text:span><text:span text:style-name="T25"> </text:span></text:p>
      <text:p text:style-name="P46"/>
      <text:p text:style-name="P42">-i, --infile=INFILE<text:tab/><text:tab/>Path to input file.</text:p>
      <text:p text:style-name="P47">-o, --outfile=OUTFILE<text:tab/>Path to output csv file.</text:p>
      <text:p text:style-name="P42">--<text:span text:style-name="T53">prepend<text:tab/><text:tab/><text:tab/>Prepend taxonomies to existing rows (appends by default).</text:span></text:p>
      <text:p text:style-name="P42">-n, --names=NAMES<text:tab/><text:tab/>Column containing species names (integer starting from 0).</text:p>
      <text:p text:style-name="P42">-<text:span text:style-name="T53">r</text:span>, --<text:span text:style-name="T53">result</text:span>=<text:span text:style-name="T53">RESULT</text:span><text:tab/><text:tab/>Path to <text:span text:style-name="T53">Kestrel search output</text:span>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Ubuntu Mono" svg:font-family="'Ubuntu Mono', Consolas, Monaco, Courier, monospace"/>
    <style:font-face style:name="Times New Roman" svg:font-family="'Times New Roman'" style:font-family-generic="roman"/>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2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11-16T14:30:24.801357299</dc:date>
    <meta:editing-duration>PT6H46M54S</meta:editing-duration>
    <meta:editing-cycles>103</meta:editing-cycles>
    <meta:document-statistic meta:table-count="0" meta:image-count="0" meta:object-count="0" meta:page-count="8" meta:paragraph-count="117" meta:word-count="1985" meta:character-count="12365" meta:non-whitespace-character-count="10450"/>
  </office:meta>
</office:document-meta>
</file>